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6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866cm"/>
    </style:style>
    <style:style style:name="Table1.F" style:family="table-column">
      <style:table-column-properties style:column-width="2.185cm"/>
    </style:style>
    <style:style style:name="Table1.G" style:family="table-column">
      <style:table-column-properties style:column-width="1.887cm"/>
    </style:style>
    <style:style style:name="Table1.H" style:family="table-column">
      <style:table-column-properties style:column-width="2.484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74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" style:family="paragraph" style:parent-style-name="Heading_20_1">
      <style:paragraph-properties fo:margin-top="0.423cm" fo:margin-bottom="0cm"/>
    </style:style>
    <style:style style:name="P5" style:family="paragraph" style:parent-style-name="Heading_20_5">
      <style:paragraph-properties fo:margin-top="0.212cm" fo:margin-bottom="0cm"/>
    </style:style>
    <style:style style:name="P6" style:family="paragraph" style:parent-style-name="Heading_20_5">
      <style:paragraph-properties fo:margin-top="0.349cm" fo:margin-bottom="0cm"/>
    </style:style>
    <style:style style:name="P7" style:family="paragraph" style:parent-style-name="Heading_20_5">
      <style:paragraph-properties fo:margin-top="0.319cm" fo:margin-bottom="0cm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line-height="150%"/>
      <style:text-properties fo:font-size="12pt" style:font-size-asian="12pt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8Num3">
      <style:paragraph-properties fo:text-align="justify" style:justify-single-word="false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>
      <style:paragraph-properties fo:text-align="center" style:justify-single-word="false" style:text-autospace="none"/>
    </style:style>
    <style:style style:name="P22" style:family="paragraph" style:parent-style-name="Standard">
      <style:paragraph-properties fo:text-align="center" style:justify-single-word="false" style:text-autospace="none" style:snap-to-layout-grid="false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/>
      <style:text-properties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6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2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2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left="0cm" fo:margin-right="0cm" fo:line-height="150%" fo:text-indent="1.27cm" style:auto-text-indent="false"/>
    </style:style>
    <style:style style:name="P31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32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33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3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35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3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37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38" style:family="paragraph" style:parent-style-name="Text_20_body">
      <style:paragraph-properties fo:margin-top="0.109cm" fo:margin-bottom="0.109cm" style:line-height-at-least="0.176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text-underline-style="solid" style:text-underline-width="auto" style:text-underline-color="font-color" style:font-size-asian="12pt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language="en" fo:country="US" fo:font-weight="bold" style:font-size-asian="12pt" style:font-weight-asian="bold" style:font-weight-complex="bold"/>
    </style:style>
    <style:style style:name="T11" style:family="text">
      <style:text-properties fo:font-size="12pt" fo:language="en" fo:country="US" fo:font-weight="normal" style:font-size-asian="12pt" style:font-weight-asian="normal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weight-complex="normal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font-name="Symbol" fo:font-size="12pt" style:text-underline-style="solid" style:text-underline-width="auto" style:text-underline-color="font-color" fo:font-weight="normal" style:font-size-asian="12pt" style:font-weight-asian="normal" style:font-name-complex="Symbo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style:text-position="super 58%" fo:font-size="12pt" style:font-size-asian="12pt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size-complex="13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ТОКОЛ ПОВЕРКИ</text:p>
      <text:p text:style-name="P2"/>
      <text:p text:style-name="P15">Измерителя-сигнализатора СРК-АТ2327</text:p>
      <text:p text:style-name="P10">Зав. № <text:span text:style-name="T19">$srk_num$</text:span></text:p>
      <text:p text:style-name="P27">принадлежащего _______________________</text:p>
      <text:p text:style-name="P29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14">Условия поверки:</text:p>
      <text:p text:style-name="P30"><text:span text:style-name="T2">температура </text:span><text:span text:style-name="T5"><text:s text:c="10"/>20 </text:span><text:span text:style-name="T14"></text:span><text:span text:style-name="T5">С;</text:span><text:span text:style-name="T2"> <text:tab/><text:tab/> <text:s/>влажность </text:span><text:span text:style-name="T5"><text:s text:c="10"/>75 %;</text:span></text:p>
      <text:p text:style-name="P30"><text:span text:style-name="T2">атмосферное давление <text:s/></text:span><text:span text:style-name="T5"><text:s/>99 кПа</text:span><text:span text:style-name="T2">;</text:span></text:p>
      <text:p text:style-name="P30"><text:span text:style-name="T2">внешний фон гамма-излучения <text:s/></text:span><text:span text:style-name="T5"><text:s text:c="2"/>0,08 мкЗв/ч</text:span><text:span text:style-name="T2">;</text:span></text:p>
      <text:h text:style-name="P5" text:outline-level="5"><text:span text:style-name="T2">1</text:span><text:span text:style-name="T7">.</text:span><text:span text:style-name="T2"><text:tab/></text:span>Средства поверки</text:h>
      <text:p text:style-name="P31">а)<text:tab/>Эталонные средства измерений:</text:p>
      <text:list xml:id="list5997108825638321457" text:style-name="WW8Num3">
        <text:list-item>
          <text:p text:style-name="P17"><text:span text:style-name="T2">эталонная поверочная дозиметрическая установка с источником гамма-излучения </text:span><text:span text:style-name="T20">137</text:span><text:span text:style-name="T7">Cs</text:span><text:span text:style-name="T2">; </text:span></text:p>
        </text:list-item>
      </text:list>
      <text:p text:style-name="P16"><text:span text:style-name="T13">тип </text:span><text:span text:style-name="T6">УДГ-АТ110 зав.№013</text:span><text:span text:style-name="T13">; свидетельство о поверке </text:span><text:span text:style-name="T6">№210-1426/18 от 22.10.2018</text:span><text:span text:style-name="T8"> </text:span><text:span text:style-name="T6">г.</text:span><text:span text:style-name="T13">, погрешность </text:span><text:span text:style-name="T15"></text:span><text:span text:style-name="T6"> 5%;</text:span><text:span text:style-name="T13"> тип </text:span><text:span text:style-name="T6">УДГ-АТ130 зав.№015</text:span><text:span text:style-name="T13">; свидетельство о поверке </text:span><text:span text:style-name="T6">№210-1427/18 от 23.10.2018 г.</text:span><text:span text:style-name="T13">, погрешность </text:span><text:span text:style-name="T15"></text:span><text:span text:style-name="T6"> 4 % </text:span><text:span text:style-name="T13">.</text:span></text:p>
      <text:p text:style-name="P32"><text:span text:style-name="T4">б)<text:tab/>Оборудование</text:span><text:span text:style-name="T9">:</text:span></text:p>
      <text:list xml:id="list625936062146610339" text:style-name="WW8Num2">
        <text:list-item>
          <text:p text:style-name="P18"><text:span text:style-name="T2">пульт проверки БД ТИАЯ.441546.001, или адаптер интерфейсный ТИАЯ.468369.004 с ПЭВМ, управляемой программой “</text:span><text:span text:style-name="T7">SARKtech</text:span><text:span text:style-name="T2">”.</text:span></text:p>
        </text:list-item>
      </text:list>
      <text:p text:style-name="P34"/>
      <text:h text:style-name="P5" text:outline-level="5"><text:span text:style-name="T22">2</text:span><text:span text:style-name="T17">.</text:span><text:span text:style-name="T22"><text:tab/>Поверка блоков детектирования</text:span></text:h>
      <text:p text:style-name="P33">а) <text:tab/>Внешний осмотр и опробование БД:</text:p>
      <text:list xml:id="list34327939" text:continue-numbering="true" text:style-name="WW8Num2">
        <text:list-item>
          <text:p text:style-name="P12">документация ________________________________________________________________</text:p>
        </text:list-item>
        <text:list-item>
          <text:p text:style-name="P12">отсутствие механических повреждений <text:s/>__________________________________________</text:p>
        </text:list-item>
        <text:list-item>
          <text:p text:style-name="P12">наличие четких маркировочных надписей на БД и контрольном источнике ____________</text:p>
        </text:list-item>
        <text:list-item>
          <text:p text:style-name="P12">контроль работоспособности <text:s/>___________________________________________________</text:p>
        </text:list-item>
      </text:list>
      <text:p text:style-name="P11"/>
      <text:p text:style-name="P11"/>
      <text:p text:style-name="P11"/>
      <text:p text:style-name="P37"><text:span text:style-name="T2">б)<text:tab/>Проверка допускаемой основной относительной погрешности измерения мощности дозы измерителя с БДКГ–</text:span><text:span text:style-name="T10">204</text:span></text:p>
      <text:p text:style-name="P38"><text:span text:style-name="T12">Блок детектирования зав № </text:span><text:span text:style-name="T11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35"><text:bookmark text:name="OLE_LINK111"/>№<text:line-break/>п<text:span text:style-name="T16">/</text:span>п</text:p>
          </table:table-cell>
          <table:table-cell table:style-name="Table1.B1" table:number-rows-spanned="2" office:value-type="string">
            <text:p text:style-name="P35">Мощность амбиентной эквивалентной дозы в контрольной точке</text:p>
            <text:p text:style-name="P35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35">Номер источ-ника</text:p>
          </table:table-cell>
          <table:table-cell table:style-name="Table1.B1" table:number-rows-spanned="2" office:value-type="string">
            <text:p text:style-name="P35">Рас-стояние до источ-ника, </text:p>
            <text:p text:style-name="P35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35">Измеренное значение</text:p>
          </table:table-cell>
          <table:covered-table-cell/>
          <table:table-cell table:style-name="Table1.A1" table:number-rows-spanned="2" office:value-type="string">
            <text:p text:style-name="P36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35">Относительная погрешность измерения мощности амбиентной эквивалентной дозы </text:p>
            <text:p text:style-name="P35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35">Довери-тельная граница погреш-ности измерения</text:p>
            <text:p text:style-name="P35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35">Условие соответ-ствия по ТУ:</text:p>
            <text:p text:style-name="P35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35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35">фона</text:p>
            <text:p text:style-name="P35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35">мощности амбиентной эквивалент-ной дозы</text:p>
            <text:p text:style-name="P35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4">1</text:p>
          </table:table-cell>
          <table:table-cell table:style-name="Table1.A3" office:value-type="string">
            <text:p text:style-name="P24">7,00E+02</text:p>
          </table:table-cell>
          <table:table-cell table:style-name="Table1.A3" office:value-type="string">
            <text:p text:style-name="P19">0НА</text:p>
          </table:table-cell>
          <table:table-cell table:style-name="Table1.A3" office:value-type="string">
            <text:p text:style-name="P19"><text:span text:style-name="T16">241</text:span>,<text:span text:style-name="T16">9</text:span></text:p>
          </table:table-cell>
          <table:table-cell table:style-name="Table1.A3" table:number-rows-spanned="3" office:value-type="string">
            <text:p text:style-name="P26">$tab_11$</text:p>
          </table:table-cell>
          <table:table-cell table:style-name="Table1.A3" office:value-type="string">
            <text:p text:style-name="P26">$tab_21$</text:p>
          </table:table-cell>
          <table:table-cell table:style-name="Table1.A3" office:value-type="string">
            <text:p text:style-name="P26">$tab_31$</text:p>
          </table:table-cell>
          <table:table-cell table:style-name="Table1.A3" office:value-type="string">
            <text:p text:style-name="P26">$tab_41$</text:p>
          </table:table-cell>
          <table:table-cell table:style-name="Table1.A3" office:value-type="string">
            <text:p text:style-name="P26">$tab_51$</text:p>
          </table:table-cell>
          <table:table-cell table:style-name="Table1.J3" table:number-rows-spanned="8" office:value-type="string">
            <text:p text:style-name="P20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25">2</text:p>
          </table:table-cell>
          <table:table-cell table:style-name="Table1.A3" office:value-type="string">
            <text:p text:style-name="P25">7,00E+03</text:p>
          </table:table-cell>
          <table:table-cell table:style-name="Table1.A3" office:value-type="string">
            <text:p text:style-name="P19">0НА</text:p>
          </table:table-cell>
          <table:table-cell table:style-name="Table1.A3" office:value-type="string">
            <text:p text:style-name="P19">77,4</text:p>
          </table:table-cell>
          <table:covered-table-cell/>
          <table:table-cell table:style-name="Table1.A3" office:value-type="string">
            <text:p text:style-name="P26">$tab_22$</text:p>
          </table:table-cell>
          <table:table-cell table:style-name="Table1.A3" office:value-type="string">
            <text:p text:style-name="P26">$tab_32$</text:p>
          </table:table-cell>
          <table:table-cell table:style-name="Table1.A3" office:value-type="string">
            <text:p text:style-name="P26">$tab_42$</text:p>
          </table:table-cell>
          <table:table-cell table:style-name="Table1.A3" office:value-type="string">
            <text:p text:style-name="P26">$tab_5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5">3</text:p>
          </table:table-cell>
          <table:table-cell table:style-name="Table1.A3" office:value-type="string">
            <text:p text:style-name="P25">7,00E+04</text:p>
          </table:table-cell>
          <table:table-cell table:style-name="Table1.A3" office:value-type="string">
            <text:p text:style-name="P19">9ХК</text:p>
          </table:table-cell>
          <table:table-cell table:style-name="Table1.A3" office:value-type="string">
            <text:p text:style-name="P19">167,3</text:p>
          </table:table-cell>
          <table:covered-table-cell/>
          <table:table-cell table:style-name="Table1.A3" office:value-type="string">
            <text:p text:style-name="P26">$tab_23$</text:p>
          </table:table-cell>
          <table:table-cell table:style-name="Table1.A3" office:value-type="string">
            <text:p text:style-name="P26">$tab_33$</text:p>
          </table:table-cell>
          <table:table-cell table:style-name="Table1.A3" office:value-type="string">
            <text:p text:style-name="P26">$tab_43$</text:p>
          </table:table-cell>
          <table:table-cell table:style-name="Table1.A3" office:value-type="string">
            <text:p text:style-name="P26">$tab_5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4">4</text:p>
          </table:table-cell>
          <table:table-cell table:style-name="Table1.A3" office:value-type="string">
            <text:p text:style-name="P24">7,00E+05</text:p>
          </table:table-cell>
          <table:table-cell table:style-name="Table1.A3" office:value-type="string">
            <text:p text:style-name="P19">9ХК</text:p>
          </table:table-cell>
          <table:table-cell table:style-name="Table1.A3" office:value-type="string">
            <text:p text:style-name="P19">53,7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$tab_24$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6">$tab_44$</text:p>
          </table:table-cell>
          <table:table-cell table:style-name="Table1.A3" office:value-type="string">
            <text:p text:style-name="P26">$tab_5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4">5</text:p>
          </table:table-cell>
          <table:table-cell table:style-name="Table1.A3" office:value-type="string">
            <text:p text:style-name="P24">7,00E+06</text:p>
          </table:table-cell>
          <table:table-cell table:style-name="Table1.A3" office:value-type="string">
            <text:p text:style-name="P19">043</text:p>
          </table:table-cell>
          <table:table-cell table:style-name="Table1.A3" office:value-type="string">
            <text:p text:style-name="P19">364,1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$tab_25$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6">$tab_45$</text:p>
          </table:table-cell>
          <table:table-cell table:style-name="Table1.A3" office:value-type="string">
            <text:p text:style-name="P26">$tab_5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4">6</text:p>
          </table:table-cell>
          <table:table-cell table:style-name="Table1.A3" office:value-type="string">
            <text:p text:style-name="P24">7,00E+07</text:p>
          </table:table-cell>
          <table:table-cell table:style-name="Table1.A3" office:value-type="string">
            <text:p text:style-name="P19">043</text:p>
          </table:table-cell>
          <table:table-cell table:style-name="Table1.A3" office:value-type="string">
            <text:p text:style-name="P19">116,7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$tab_26$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6">$tab_46$</text:p>
          </table:table-cell>
          <table:table-cell table:style-name="Table1.A3" office:value-type="string">
            <text:p text:style-name="P26">$tab_5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4">7</text:p>
          </table:table-cell>
          <table:table-cell table:style-name="Table1.A3" office:value-type="string">
            <text:p text:style-name="P24">7,00E+08</text:p>
          </table:table-cell>
          <table:table-cell table:style-name="Table1.A3" office:value-type="string">
            <text:p text:style-name="P19">163</text:p>
          </table:table-cell>
          <table:table-cell table:style-name="Table1.A3" office:value-type="string">
            <text:p text:style-name="P19">240,9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$tab_27$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6">$tab_47$</text:p>
          </table:table-cell>
          <table:table-cell table:style-name="Table1.A3" office:value-type="string">
            <text:p text:style-name="P26">$tab_57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4">8</text:p>
          </table:table-cell>
          <table:table-cell table:style-name="Table1.A3" office:value-type="string">
            <text:p text:style-name="P24">7,00E+09</text:p>
          </table:table-cell>
          <table:table-cell table:style-name="Table1.A3" office:value-type="string">
            <text:p text:style-name="P19">163</text:p>
          </table:table-cell>
          <table:table-cell table:style-name="Table1.A3" office:value-type="string">
            <text:p text:style-name="P19">77,5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$tab_28$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6">$tab_48$</text:p>
          </table:table-cell>
          <table:table-cell table:style-name="Table1.A3" office:value-type="string">
            <text:p text:style-name="P26">$tab_58$</text:p>
          </table:table-cell>
          <table:covered-table-cell/>
        </table:table-row>
      </table:table>
      <text:h text:style-name="P6" text:outline-level="5">3<text:span text:style-name="T16">.</text:span><text:tab/>Выводы</text:h>
      <text:p text:style-name="P13">____________________________________________________________________________________</text:p>
      <text:p text:style-name="P13">____________________________________________________________________________________</text:p>
      <text:p text:style-name="P13">____________________________________________________________________________________</text:p>
      <text:h text:style-name="P4" text:outline-level="1"><text:span text:style-name="T24">Клеймо</text:span><text:span text:style-name="T21">-</text:span><text:span text:style-name="T24">наклейка<text:tab/>__________________________________________________________________</text:span></text:h>
      <text:h text:style-name="P7" text:outline-level="5">Свидетельство<text:tab/>_____________________________________________________________</text:h>
      <text:p text:style-name="P8">(извещение о непригодности)</text:p>
      <text:p text:style-name="P8"/>
      <text:p text:style-name="P9">Поверку провел ____________<text:tab/> (________________)</text:p>
      <text:p text:style-name="P28"><text:span text:style-name="T2"><text:tab/><text:tab/>“___”_____________20_</text:span><text:span text:style-name="T7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01-16T14:13:43.88</dc:date>
    <meta:print-date>2018-08-30T11:00:00</meta:print-date>
    <meta:editing-cycles>3</meta:editing-cycles>
    <meta:editing-duration>P23DT23H7M50S</meta:editing-duration>
    <meta:generator>OpenOffice/4.1.4$Win32 OpenOffice.org_project/414m5$Build-9788</meta:generator>
    <meta:document-statistic meta:table-count="1" meta:image-count="8" meta:object-count="0" meta:page-count="2" meta:paragraph-count="113" meta:word-count="272" meta:character-count="2588"/>
    <meta:user-defined meta:name="MTWinEqns" meta:value-type="boolean">true</meta:user-defined>
  </office:meta>
</office:document-meta>
</file>